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788cm"/>
    </style:style>
    <style:style style:name="P1" style:family="paragraph">
      <style:text-properties style:font-name="Chandas"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="none" draw:fill-color="#ffffff"/>
      <style:text-properties style:font-name="Chandas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Chandas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423cm" svg:height="2.19cm" svg:x="5.928cm" svg:y="1.096cm">
          <draw:text-box>
            <text:p text:style-name="P1"><text:span text:style-name="T1">Check Assets </text:span><text:span text:style-name="T1">Folder</text:span></text:p>
          </draw:text-box>
        </draw:frame>
        <draw:line draw:style-name="gr2" draw:text-style-name="P3" draw:layer="layout" svg:x1="10.576cm" svg:y1="2.651cm" svg:x2="10.576cm" svg:y2="4.175cm">
          <text:p/>
        </draw:line>
        <draw:line draw:style-name="gr2" draw:text-style-name="P3" draw:layer="layout" svg:x1="10.525cm" svg:y1="4.302cm" svg:x2="5.826cm" svg:y2="4.302cm">
          <text:p/>
        </draw:line>
        <draw:line draw:style-name="gr2" draw:text-style-name="P3" draw:layer="layout" svg:x1="5.826cm" svg:y1="4.302cm" svg:x2="5.826cm" svg:y2="5.826cm">
          <text:p/>
        </draw:line>
        <draw:frame draw:style-name="gr3" draw:text-style-name="P4" draw:layer="layout" svg:width="4.699cm" svg:height="1.016cm" svg:x="3.413cm" svg:y="5.953cm">
          <draw:text-box>
            <text:p>Folder Present</text:p>
          </draw:text-box>
        </draw:frame>
        <draw:line draw:style-name="gr2" draw:text-style-name="P3" draw:layer="layout" svg:x1="10.652cm" svg:y1="4.302cm" svg:x2="15.351cm" svg:y2="4.302cm">
          <text:p/>
        </draw:line>
        <draw:line draw:style-name="gr2" draw:text-style-name="P3" draw:layer="layout" svg:x1="15.351cm" svg:y1="4.302cm" svg:x2="15.351cm" svg:y2="5.826cm">
          <text:p/>
        </draw:line>
        <draw:frame draw:style-name="gr3" draw:text-style-name="P4" draw:layer="layout" svg:width="4.826cm" svg:height="1.016cm" svg:x="12.938cm" svg:y="5.953cm">
          <draw:text-box>
            <text:p>Folder Missing</text:p>
          </draw:text-box>
        </draw:frame>
        <draw:line draw:style-name="gr2" draw:text-style-name="P3" draw:layer="layout" svg:x1="5.826cm" svg:y1="6.715cm" svg:x2="5.826cm" svg:y2="8.239cm">
          <text:p/>
        </draw:line>
        <draw:line draw:style-name="gr2" draw:text-style-name="P3" draw:layer="layout" svg:x1="15.351cm" svg:y1="6.842cm" svg:x2="15.351cm" svg:y2="8.366cm">
          <text:p/>
        </draw:line>
        <draw:frame draw:style-name="gr3" draw:text-style-name="P4" draw:layer="layout" svg:width="6.096cm" svg:height="1.016cm" svg:x="2.778cm" svg:y="8.366cm">
          <draw:text-box>
            <text:p>Check Maps Folder</text:p>
          </draw:text-box>
        </draw:frame>
        <draw:line draw:style-name="gr2" draw:text-style-name="P3" draw:layer="layout" svg:x1="5.826cm" svg:y1="9.255cm" svg:x2="5.826cm" svg:y2="10.779cm">
          <text:p/>
        </draw:line>
        <draw:frame draw:style-name="gr3" draw:text-style-name="P4" draw:layer="layout" svg:width="5.334cm" svg:height="1.016cm" svg:x="12.684cm" svg:y="8.493cm">
          <draw:text-box>
            <text:p>Grab Over HTTP</text:p>
          </draw:text-box>
        </draw:frame>
        <draw:frame draw:style-name="gr3" draw:text-style-name="P4" draw:layer="layout" svg:width="4.699cm" svg:height="1.016cm" svg:x="3.461cm" svg:y="10.779cm">
          <draw:text-box>
            <text:p>Folder Present</text:p>
          </draw:text-box>
        </draw:frame>
        <draw:line draw:style-name="gr2" draw:text-style-name="P3" draw:layer="layout" svg:x1="15.351cm" svg:y1="9.382cm" svg:x2="15.351cm" svg:y2="10.906cm">
          <text:p/>
        </draw:line>
        <draw:frame draw:style-name="gr3" draw:text-style-name="P4" draw:layer="layout" svg:width="6.096cm" svg:height="1.016cm" svg:x="12.303cm" svg:y="11.033cm">
          <draw:text-box>
            <text:p>Check Maps Folder</text:p>
          </draw:text-box>
        </draw:frame>
        <draw:frame draw:style-name="gr3" draw:text-style-name="P4" draw:layer="layout" svg:width="4.826cm" svg:height="1.016cm" svg:x="12.938cm" svg:y="13.573cm">
          <draw:text-box>
            <text:p>Folder Missing</text:p>
          </draw:text-box>
        </draw:frame>
        <draw:line draw:style-name="gr2" draw:text-style-name="P3" draw:layer="layout" svg:x1="15.351cm" svg:y1="11.922cm" svg:x2="15.351cm" svg:y2="13.446cm">
          <text:p/>
        </draw:line>
        <draw:frame draw:style-name="gr3" draw:text-style-name="P4" draw:layer="layout" svg:width="4.445cm" svg:height="1.016cm" svg:x="13.065cm" svg:y="16.113cm">
          <draw:text-box>
            <text:p>Create Folder</text:p>
          </draw:text-box>
        </draw:frame>
        <draw:line draw:style-name="gr2" draw:text-style-name="P3" draw:layer="layout" svg:x1="15.351cm" svg:y1="14.462cm" svg:x2="15.351cm" svg:y2="15.986cm">
          <text:p/>
        </draw:line>
        <draw:frame draw:style-name="gr3" draw:text-style-name="P4" draw:layer="layout" svg:width="5.842cm" svg:height="1.016cm" svg:x="7.604cm" svg:y="27.543cm">
          <draw:text-box>
            <text:p>Launch Application</text:p>
          </draw:text-box>
        </draw:frame>
        <draw:frame draw:style-name="gr3" draw:text-style-name="P4" draw:layer="layout" svg:width="5.334cm" svg:height="1.016cm" svg:x="3.159cm" svg:y="13.446cm">
          <draw:text-box>
            <text:p>Check Base Map</text:p>
          </draw:text-box>
        </draw:frame>
        <draw:line draw:style-name="gr2" draw:text-style-name="P3" draw:layer="layout" svg:x1="5.826cm" svg:y1="11.668cm" svg:x2="5.826cm" svg:y2="13.192cm">
          <text:p/>
        </draw:line>
        <draw:line draw:style-name="gr2" draw:text-style-name="P3" draw:layer="layout" svg:x1="5.826cm" svg:y1="14.335cm" svg:x2="5.826cm" svg:y2="15.859cm">
          <text:p/>
        </draw:line>
        <draw:frame draw:style-name="gr4" draw:text-style-name="P4" draw:layer="layout" svg:width="5.842cm" svg:height="1.038cm" svg:x="2.905cm" svg:y="16.091cm">
          <draw:text-box>
            <text:p>Base Map Present</text:p>
          </draw:text-box>
        </draw:frame>
        <draw:line draw:style-name="gr2" draw:text-style-name="P3" draw:layer="layout" svg:x1="15.351cm" svg:y1="17.002cm" svg:x2="15.351cm" svg:y2="18.526cm">
          <text:p/>
        </draw:line>
        <draw:frame draw:style-name="gr3" draw:text-style-name="P4" draw:layer="layout" svg:width="5.334cm" svg:height="1.016cm" svg:x="12.684cm" svg:y="18.78cm">
          <draw:text-box>
            <text:p>Check Base Map</text:p>
          </draw:text-box>
        </draw:frame>
        <draw:line draw:style-name="gr2" draw:text-style-name="P3" draw:layer="layout" svg:x1="15.351cm" svg:y1="19.669cm" svg:x2="15.351cm" svg:y2="21.193cm">
          <text:p/>
        </draw:line>
        <draw:frame draw:style-name="gr4" draw:text-style-name="P4" draw:layer="layout" svg:width="5.842cm" svg:height="1.038cm" svg:x="12.43cm" svg:y="21.32cm">
          <draw:text-box>
            <text:p>Base Map Missing</text:p>
          </draw:text-box>
        </draw:frame>
        <draw:line draw:style-name="gr2" draw:text-style-name="P3" draw:layer="layout" svg:x1="15.351cm" svg:y1="22.463cm" svg:x2="15.351cm" svg:y2="23.987cm">
          <text:p/>
        </draw:line>
        <draw:line draw:style-name="gr2" draw:text-style-name="P3" draw:layer="layout" svg:x1="5.826cm" svg:y1="17.002cm" svg:x2="5.826cm" svg:y2="28.051cm">
          <text:p/>
        </draw:line>
        <draw:line draw:style-name="gr2" draw:text-style-name="P3" draw:layer="layout" svg:x1="5.826cm" svg:y1="28.051cm" svg:x2="7.731cm" svg:y2="28.051cm">
          <text:p/>
        </draw:line>
        <draw:frame draw:style-name="gr3" draw:text-style-name="P4" draw:layer="layout" svg:width="6.35cm" svg:height="1.016cm" svg:x="12.176cm" svg:y="24.114cm">
          <draw:text-box>
            <text:p>Re-Grab Over HTTP</text:p>
          </draw:text-box>
        </draw:frame>
        <draw:line draw:style-name="gr2" draw:text-style-name="P3" draw:layer="layout" svg:x1="15.351cm" svg:y1="28.051cm" svg:x2="13.319cm" svg:y2="28.051cm">
          <text:p/>
        </draw:line>
        <draw:line draw:style-name="gr2" draw:text-style-name="P3" draw:layer="layout" svg:x1="15.351cm" svg:y1="24.876cm" svg:x2="15.351cm" svg:y2="26.4cm">
          <text:p/>
        </draw:line>
        <draw:frame draw:style-name="gr4" draw:text-style-name="P4" draw:layer="layout" svg:width="5.842cm" svg:height="1.038cm" svg:x="12.43cm" svg:y="26.378cm">
          <draw:text-box>
            <text:p>Base Map Present</text:p>
          </draw:text-box>
        </draw:frame>
        <draw:line draw:style-name="gr2" draw:text-style-name="P3" draw:layer="layout" svg:x1="15.351cm" svg:y1="27.162cm" svg:x2="15.351cm" svg:y2="28.0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7T11:37:12.529060657</meta:creation-date>
    <dc:date>2021-08-17T12:33:25.573443137</dc:date>
    <meta:editing-duration>PT14M47S</meta:editing-duration>
    <meta:editing-cycles>3</meta:editing-cycles>
    <meta:generator>LibreOffice/6.0.7.3$Linux_X86_64 LibreOffice_project/00m0$Build-3</meta:generator>
    <meta:document-statistic meta:object-count="37"/>
  </office:meta>
</office:document-meta>
</file>